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Roboto Mono1" svg:font-family="'Roboto Mono', 'Courier New'"/>
    <style:font-face style:name="Roboto Mono" svg:font-family="'Roboto Mono', 'Courier New', Courier, monospace"/>
    <style:font-face style:name="F" svg:font-family="" style:font-family-generic="roman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iberation Mono2" svg:font-family="'Liberation Mono', 'Courier New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Tahoma1" svg:font-family="Tahom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1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3818b0" officeooo:paragraph-rsid="003818b0" style:font-name-asian="Times New Roman1" style:font-size-asian="14pt" style:language-asian="pt" style:country-asian="BR" style:font-style-asian="italic" style:font-weight-asian="bold" style:font-name-complex="Courier New3"/>
    </style:style>
    <style:style style:name="P4" style:family="paragraph" style:parent-style-name="Standard">
      <style:paragraph-properties fo:margin-top="0cm" fo:margin-bottom="0cm" loext:contextual-spacing="true" fo:line-height="100%" fo:orphans="2" fo:widows="2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paragraph-rsid="0023b11b" style:text-blinking="false" fo:background-color="#ffffff" style:font-style-asian="normal" style:font-weight-asian="bold"/>
    </style:style>
    <style:style style:name="P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666b1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818b0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1c1c1c" style:font-name="Courier New1" fo:font-size="11pt" fo:letter-spacing="normal" fo:font-style="normal" fo:font-weight="bold" officeooo:rsid="002a3dac" officeooo:paragraph-rsid="003a2139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424242" fo:letter-spacing="normal"/>
    </style:style>
    <style:style style:name="P10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424242" style:font-name="Roboto Mono" fo:font-size="10.5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fo:letter-spacing="normal" officeooo:paragraph-rsid="003818b0"/>
    </style:style>
    <style:style style:name="P1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fo:letter-spacing="normal" officeooo:paragraph-rsid="0039f29e"/>
    </style:style>
    <style:style style:name="P14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000000"/>
      <style:text-properties style:font-name="Chilanka" fo:font-size="24pt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line-height="100%" fo:text-indent="0cm"/>
      <style:text-properties fo:color="#000000" fo:font-size="12pt"/>
    </style:style>
    <style:style style:name="P2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3666b1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1c1c1c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color="#ff7700" style:font-name="Roboto Mono" fo:font-size="10.5pt" fo:letter-spacing="normal" fo:font-style="normal" fo:font-weight="bold"/>
    </style:style>
    <style:style style:name="T5" style:family="text">
      <style:text-properties fo:font-variant="normal" fo:text-transform="none" fo:color="#ff7700" style:font-name="Roboto Mono" fo:font-size="10.5pt" fo:letter-spacing="normal" fo:font-style="normal" fo:font-weight="bold" officeooo:rsid="002a3dac" fo:background-color="#ffffff" loext:char-shading-value="0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fo:color="#ff7700" style:font-name="Roboto Mono" fo:font-size="10.5pt" fo:letter-spacing="normal" fo:font-style="normal" fo:font-weight="bold" officeooo:rsid="003818b0" fo:background-color="#ffffff" loext:char-shading-value="0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fo:color="#ff7700" style:font-name="Roboto Mono" fo:font-size="10.5pt" fo:letter-spacing="normal" fo:font-style="normal" fo:font-weight="bold" officeooo:rsid="003818b0"/>
    </style:style>
    <style:style style:name="T8" style:family="text">
      <style:text-properties fo:font-variant="normal" fo:text-transform="none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9" style:family="text">
      <style:text-properties fo:font-variant="normal" fo:text-transform="none" style:font-name="Courier New1" fo:font-size="11pt" fo:letter-spacing="normal" fo:font-style="normal" fo:font-weight="bold" officeooo:rsid="002e9503" fo:background-color="#ffffff" loext:char-shading-value="0" style:font-size-asian="11pt" style:font-style-asian="normal" style:font-weight-asian="bold" style:font-size-complex="11pt" style:font-weight-complex="bold"/>
    </style:style>
    <style:style style:name="T10" style:family="text">
      <style:text-properties fo:font-variant="normal" fo:text-transform="none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fo:color="#424242" style:font-name="Roboto Mono" fo:font-size="10.5pt" fo:letter-spacing="normal" fo:font-style="normal" fo:font-weight="normal"/>
    </style:style>
    <style:style style:name="T12" style:family="text">
      <style:text-properties fo:font-variant="normal" fo:text-transform="none" fo:color="#424242" style:font-name="Roboto Mono" fo:font-size="10.5pt" fo:letter-spacing="normal" fo:font-style="normal" fo:font-weight="normal" officeooo:rsid="002a3dac" fo:background-color="#ffffff" loext:char-shading-value="0" style:font-size-asian="11pt" style:font-style-asian="normal" style:font-weight-asian="normal" style:font-size-complex="11pt"/>
    </style:style>
    <style:style style:name="T13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4" style:family="text">
      <style:text-properties fo:font-variant="normal" fo:text-transform="none" style:font-name="Roboto Mono" fo:font-size="10.5pt" fo:letter-spacing="normal" fo:font-style="normal" fo:font-weight="normal" officeooo:rsid="002a3dac" fo:background-color="#ffffff" loext:char-shading-value="0" style:font-size-asian="11pt" style:font-style-asian="normal" style:font-weight-asian="normal" style:font-size-complex="11pt"/>
    </style:style>
    <style:style style:name="T15" style:family="text">
      <style:text-properties fo:font-variant="normal" fo:text-transform="none" style:font-name="Roboto Mono" fo:font-size="10.5pt" fo:letter-spacing="normal" fo:font-style="normal" fo:font-weight="bold"/>
    </style:style>
    <style:style style:name="T16" style:family="text">
      <style:text-properties fo:font-variant="normal" fo:text-transform="none" style:font-name="Roboto Mono" fo:font-size="10.5pt" fo:letter-spacing="normal" fo:font-style="normal" fo:font-weight="bold" officeooo:rsid="002a3dac" fo:background-color="#ffffff" loext:char-shading-value="0" style:font-size-asian="11pt" style:font-style-asian="normal" style:font-weight-asian="normal" style:font-size-complex="11pt"/>
    </style:style>
    <style:style style:name="T17" style:family="text">
      <style:text-properties fo:font-variant="normal" fo:text-transform="none" style:font-name="Roboto Mono" fo:font-size="10.5pt" fo:letter-spacing="normal" fo:font-style="normal" fo:font-weight="bold" officeooo:rsid="003818b0" fo:background-color="#ffffff" loext:char-shading-value="0" style:font-size-asian="11pt" style:font-style-asian="normal" style:font-weight-asian="normal" style:font-size-complex="11pt"/>
    </style:style>
    <style:style style:name="T18" style:family="text">
      <style:text-properties fo:font-variant="normal" fo:text-transform="none" style:font-name="Roboto Mono" fo:font-size="10.5pt" fo:letter-spacing="normal" fo:font-style="normal" fo:font-weight="bold" officeooo:rsid="003818b0"/>
    </style:style>
    <style:style style:name="T19" style:family="text">
      <style:text-properties fo:font-weight="bold"/>
    </style:style>
    <style:style style:name="T20" style:family="text">
      <style:text-properties fo:font-weight="bold" officeooo:rsid="003818b0"/>
    </style:style>
    <style:style style:name="T21" style:family="text">
      <style:text-properties style:font-name="Roboto Mono" fo:font-size="10.5pt" fo:font-style="normal" fo:font-weight="normal"/>
    </style:style>
    <style:style style:name="T22" style:family="text">
      <style:text-properties style:font-name="Roboto Mono" fo:font-size="10.5pt" fo:font-style="normal" fo:font-weight="normal" officeooo:rsid="003818b0"/>
    </style:style>
    <style:style style:name="T23" style:family="text">
      <style:text-properties style:font-name="Roboto Mono" fo:font-size="10.5pt" fo:font-style="normal" fo:font-weight="bold"/>
    </style:style>
    <style:style style:name="T24" style:family="text">
      <style:text-properties style:font-name="Roboto Mono" fo:font-size="10.5pt" fo:font-style="normal" fo:font-weight="bold" officeooo:rsid="003818b0"/>
    </style:style>
    <style:style style:name="T25" style:family="text">
      <style:text-properties fo:color="#ff7700" style:font-name="Roboto Mono" fo:font-size="10.5pt" fo:font-style="normal" fo:font-weight="bold"/>
    </style:style>
    <style:style style:name="T26" style:family="text">
      <style:text-properties fo:color="#ff7700" style:font-name="Roboto Mono" fo:font-size="10.5pt" fo:font-style="normal" fo:font-weight="bold" officeooo:rsid="003818b0"/>
    </style:style>
    <style:style style:name="T27" style:family="text">
      <style:text-properties fo:color="#ff7700" fo:font-weight="bold"/>
    </style:style>
    <style:style style:name="T28" style:family="text">
      <style:text-properties officeooo:rsid="003818b0"/>
    </style:style>
    <style:style style:name="T29" style:family="text">
      <style:text-properties style:font-name="Chilanka" fo:font-size="24pt"/>
    </style:style>
    <style:style style:name="T30" style:family="text">
      <style:text-properties fo:color="#000000" style:font-name="Roboto Mono1" fo:font-size="10.5pt" fo:font-weight="bold" style:font-weight-asian="bold" style:font-name-complex="Roboto Mono1" style:font-weight-complex="bold"/>
    </style:style>
    <style:style style:name="T31" style:family="text">
      <style:text-properties fo:color="#000000" style:font-name="Roboto Mono1" fo:font-size="10.5pt" style:font-name-complex="Roboto Mono1"/>
    </style:style>
    <style:style style:name="T32" style:family="text">
      <style:text-properties fo:color="#000000" fo:font-size="12pt"/>
    </style:style>
    <style:style style:name="T33" style:family="text">
      <style:text-properties fo:color="#000000" style:font-name="Roboto Mono1" fo:font-size="10.5pt" fo:text-shadow="1pt 1pt" fo:font-weight="bold" style:font-weight-asian="bold" style:font-name-complex="Roboto Mono1" style:font-weight-complex="bold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1c1c1c" draw:fill="none" draw:textarea-horizontal-align="justify" draw:textarea-vertical-align="middle" draw:auto-grow-height="false" fo:min-height="5.251cm" fo:min-width="6.6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cm" fo:min-width="2.131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1c1c1c" draw:fill="none" draw:textarea-vertical-align="middle" draw:auto-grow-height="false" fo:min-height="2.678cm" fo:min-width="0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66cm" fo:min-width="0.831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Figura1" draw:style-name="gr1" draw:text-style-name="P17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2" draw:text-style-name="P18" svg:width="0.899cm" svg:height="0.851cm" svg:x="18.062cm" svg:y="0.005cm"><text:p><text:span text:style-name="T29">89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Yeshua – Heloisa Rosa</text:p>
      <text:p text:style-name="P1"/>
      <text:p text:style-name="P2"><text:bookmark text:name="cifra_tom"/><text:span text:style-name="T2">Tom: </text:span><text:span text:style-name="Internet_20_link"><text:span text:style-name="T1">A</text:span></text:span></text:p>
      <text:p text:style-name="P4"><text:bookmark text:name="cifra_afi"/><text:bookmark text:name="cifra_capo"/></text:p>
      <text:p text:style-name="P7"><text:span text:style-name="T8">Intro </text:span><text:span text:style-name="T9">2x</text:span><text:span text:style-name="T10">: <text:s/></text:span><text:span text:style-name="T16">A</text:span><text:span text:style-name="T17">9</text:span><text:span text:style-name="T14"> <text:s/></text:span><text:span text:style-name="T16">Bm</text:span><text:span text:style-name="T17">7</text:span><text:span text:style-name="T14"> <text:s text:c="2"/></text:span><text:span text:style-name="T16">F#m</text:span><text:span text:style-name="T17">9</text:span><text:span text:style-name="T14"> <text:s text:c="3"/></text:span><text:span text:style-name="T16">D</text:span><text:span text:style-name="T17">9</text:span><text:span text:style-name="T14"> <text:s/></text:span><text:span text:style-name="T16">A</text:span><text:span text:style-name="T17">9</text:span></text:p>
      <text:p text:style-name="P6"><text:span text:style-name="T14"><text:tab/><text:tab/></text:span><text:span text:style-name="T16">E</text:span><text:span text:style-name="T14"> <text:s text:c="2"/></text:span><text:span text:style-name="T16">F#m</text:span><text:span text:style-name="T17">9</text:span><text:span text:style-name="T14"> <text:s/></text:span><text:span text:style-name="T16">D</text:span><text:span text:style-name="T17">9</text:span></text:p>
      <text:p text:style-name="P11"/>
      <text:p text:style-name="P11"><draw:line text:anchor-type="paragraph" draw:z-index="8" draw:name="Forma4" draw:style-name="gr8" draw:text-style-name="P23" svg:x1="9.943cm" svg:y1="0.194cm" svg:x2="10.01cm" svg:y2="25.241cm"><text:p/></draw:line></text:p>
      <text:p text:style-name="P11"><draw:frame text:anchor-type="paragraph" draw:z-index="7" draw:name="Forma3" draw:style-name="gr7" draw:text-style-name="P22" svg:width="7.21cm" svg:height="5.756cm" svg:x="10.384cm" svg:y="0.323cm"><draw:text-box><text:p text:style-name="P21"><text:span text:style-name="T30">Instrumental: F#m</text:span><text:span text:style-name="T31"> <text:s/></text:span><text:span text:style-name="T30">D</text:span><text:span text:style-name="T31"> <text:s/></text:span><text:span text:style-name="T30">A</text:span><text:span text:style-name="T31"> <text:s/></text:span><text:span text:style-name="T30">E</text:span><text:span text:style-name="T31"> </text:span></text:p><text:p text:style-name="P21"><text:span text:style-name="T32"/></text:p><text:p text:style-name="P21"><text:span text:style-name="T32"><text:s text:c="5"/></text:span><text:span text:style-name="T30">F#m9</text:span><text:span text:style-name="T31"> <text:s text:c="5"/></text:span><text:span text:style-name="T30">D9</text:span></text:p><text:p text:style-name="P21"><text:span text:style-name="T31">Yeshua <text:s text:c="2"/>Yeshua</text:span></text:p><text:p text:style-name="P21"><text:span text:style-name="T32"><text:s text:c="16"/></text:span><text:span text:style-name="T30">A9</text:span></text:p><text:p text:style-name="P21"><text:span text:style-name="T31">Glória seja ao rei</text:span></text:p><text:p text:style-name="P21"><text:span text:style-name="T32"><text:s text:c="15"/></text:span><text:span text:style-name="T30">E</text:span></text:p><text:p text:style-name="P21"><text:span text:style-name="T31">Glorioso salvador</text:span></text:p><text:p text:style-name="P21"><text:span text:style-name="T31"/></text:p><text:p text:style-name="P21"><text:span text:style-name="T31"/></text:p><text:p text:style-name="P21"><text:span text:style-name="T33"><text:s text:c="2"/></text:span><text:span text:style-name="T33">A9</text:span></text:p></draw:text-box></draw:frame><text:tab/><text:tab/><text:span text:style-name="T23">A</text:span><text:span text:style-name="T24">9</text:span><text:span text:style-name="T21"> <text:s text:c="2"/></text:span><text:span text:style-name="T23">Bm</text:span><text:span text:style-name="T24">7</text:span><text:span text:style-name="T21"> <text:s text:c="3"/></text:span><text:span text:style-name="T23">F#m</text:span><text:span text:style-name="T24">9</text:span></text:p>
      <text:p text:style-name="P14">Eu não consigo entender</text:p>
      <text:p text:style-name="P11"><text:s text:c="4"/><text:span text:style-name="T23">D</text:span><text:span text:style-name="T24">9</text:span><text:span text:style-name="T21"> <text:s text:c="4"/></text:span><text:span text:style-name="T23">A</text:span><text:span text:style-name="T24">9</text:span><text:span text:style-name="T21"> <text:s text:c="4"/></text:span><text:span text:style-name="T23">E</text:span><text:span text:style-name="T21"> <text:s text:c="2"/></text:span><text:span text:style-name="T23">F#m</text:span><text:span text:style-name="T24">9</text:span><text:span text:style-name="T21"> <text:s/></text:span><text:span text:style-name="T23">D</text:span><text:span text:style-name="T24">9</text:span></text:p>
      <text:p text:style-name="P14"><draw:custom-shape text:anchor-type="paragraph" draw:z-index="9" draw:name="Forma2" draw:style-name="gr5" draw:text-style-name="P20" svg:width="0.685cm" svg:height="2.823cm" svg:x="14.22cm" svg:y="0.04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O que eu fiz pra merecer</text:p>
      <text:p text:style-name="P11"><text:s text:c="11"/><text:span text:style-name="T23">A</text:span><text:span text:style-name="T24">9</text:span><text:span text:style-name="T21"> <text:s text:c="4"/></text:span><text:span text:style-name="T23">Bm</text:span><text:span text:style-name="T24">7</text:span><text:span text:style-name="T21"> <text:s text:c="3"/></text:span><text:span text:style-name="T23">F#m</text:span><text:span text:style-name="T24">9</text:span></text:p>
      <text:p text:style-name="P14"><draw:custom-shape text:anchor-type="char" draw:z-index="10" draw:style-name="gr6" draw:text-style-name="P18" svg:width="0.854cm" svg:height="0.59cm" svg:x="15.106cm" svg:y="0.213cm"><text:p><text:span text:style-name="T29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 Rei que homem se tornou</text:p>
      <text:p text:style-name="P12"><text:s text:c="6"/><text:span text:style-name="T23">D</text:span><text:span text:style-name="T24">9</text:span><text:span text:style-name="T21"> <text:s text:c="5"/></text:span><text:span text:style-name="T23">A</text:span><text:span text:style-name="T24">9</text:span><text:span text:style-name="T21"> <text:s text:c="4"/></text:span><text:span text:style-name="T23">E</text:span><text:span text:style-name="T21"> <text:s text:c="3"/></text:span><text:span text:style-name="T23">A</text:span><text:span text:style-name="T24">9 <text:s text:c="2"/>Bm7</text:span><text:span text:style-name="T22"> <text:s/></text:span><text:span text:style-name="T24">F#m</text:span><text:span text:style-name="T22"> <text:s/></text:span><text:span text:style-name="T24">D9</text:span></text:p>
      <text:p text:style-name="P14">E os meus pecados suportou</text:p>
      <text:p text:style-name="P5"/>
      <text:p text:style-name="P5"/>
      <text:p text:style-name="P11"><text:s text:c="9"/><text:span text:style-name="T23">A</text:span><text:span text:style-name="T24">9</text:span><text:span text:style-name="T21"> <text:s text:c="2"/></text:span><text:span text:style-name="T23">Bm</text:span><text:span text:style-name="T24">7</text:span><text:span text:style-name="T21"> <text:s/></text:span><text:span text:style-name="T23">F#m</text:span><text:span text:style-name="T24">9</text:span></text:p>
      <text:p text:style-name="P14">Seu nome é Ema--nuel</text:p>
      <text:p text:style-name="P11"><text:s text:c="3"/><text:span text:style-name="T23">D</text:span><text:span text:style-name="T24">9</text:span><text:span text:style-name="T21"> <text:s text:c="6"/></text:span><text:span text:style-name="T23">A</text:span><text:span text:style-name="T24">9</text:span><text:span text:style-name="T21"> <text:s text:c="2"/></text:span><text:span text:style-name="T23">E</text:span><text:span text:style-name="T21"> <text:s text:c="4"/></text:span><text:span text:style-name="T23">F#m</text:span><text:span text:style-name="T24">9</text:span><text:span text:style-name="T21"> <text:s/></text:span><text:span text:style-name="T23">D</text:span><text:span text:style-name="T24">9</text:span></text:p>
      <text:p text:style-name="P14">O Rei dos Reis é o Senhor</text:p>
      <text:p text:style-name="P5"/>
      <text:p text:style-name="P11"><text:s text:c="11"/><text:span text:style-name="T23">A</text:span><text:span text:style-name="T24">9</text:span><text:span text:style-name="T21"> <text:s text:c="6"/></text:span><text:span text:style-name="T23">Bm</text:span><text:span text:style-name="T24">7</text:span><text:span text:style-name="T21"> <text:s/></text:span><text:span text:style-name="T23">F#m</text:span><text:span text:style-name="T24">9</text:span></text:p>
      <text:p text:style-name="P14">Num gesto simples de amor</text:p>
      <text:p text:style-name="P11"><text:s text:c="5"/><text:span text:style-name="T23">D</text:span><text:span text:style-name="T24">9</text:span><text:span text:style-name="T21"> <text:s text:c="3"/></text:span><text:span text:style-name="T23">A</text:span><text:span text:style-name="T24">9</text:span><text:span text:style-name="T21"> <text:s text:c="5"/></text:span><text:span text:style-name="T23">E</text:span><text:span text:style-name="T21"> <text:s text:c="2"/></text:span><text:span text:style-name="T23">A</text:span><text:span text:style-name="T24">9</text:span></text:p>
      <text:p text:style-name="P14">Num jumentinho triunfou</text:p>
      <text:p text:style-name="P14"><draw:custom-shape text:anchor-type="paragraph" draw:z-index="2" draw:name="Forma1" draw:style-name="gr3" draw:text-style-name="P19" svg:width="6.635cm" svg:height="5.252cm" svg:x="-0.116cm" svg:y="0.302cm"><text:p/><draw:enhanced-geometry svg:viewBox="0 0 21600 21600" draw:type="rectangle" draw:enhanced-path="M 0 0 L 21600 0 21600 21600 0 21600 0 0 Z N"/></draw:custom-shape></text:p>
      <text:p text:style-name="P5"><text:span text:style-name="T15">F#m</text:span><text:span text:style-name="T18">9</text:span><text:span text:style-name="T13"> <text:s text:c="19"/></text:span><text:span text:style-name="T15">D</text:span><text:span text:style-name="T18">9</text:span></text:p>
      <text:p text:style-name="P11"><text:s text:c="2"/><text:span text:style-name="T21">Bendito é o rei que vem</text:span></text:p>
      <text:p text:style-name="P11"><text:s text:c="23"/><text:span text:style-name="T23">A</text:span><text:span text:style-name="T24">9</text:span></text:p>
      <text:p text:style-name="P14">Que vem em nome do Senhor</text:p>
      <text:p text:style-name="P11"><text:s text:c="15"/><text:span text:style-name="T23">E</text:span><text:span text:style-name="T21"> <text:s text:c="8"/></text:span><text:span text:style-name="T23">F#m</text:span><text:span text:style-name="T24">9</text:span></text:p>
      <text:p text:style-name="P14">Toda Terra canta ao Messias</text:p>
      <text:p text:style-name="P11"><text:s text:c="20"/><text:span text:style-name="T23">D</text:span><text:span text:style-name="T24">9</text:span></text:p>
      <text:p text:style-name="P14">A morte não pôde deter</text:p>
      <text:p text:style-name="P11"><text:s text:c="20"/><text:span text:style-name="T23">A</text:span><text:span text:style-name="T24">9</text:span></text:p>
      <text:p text:style-name="P14">O sangue derramado foi</text:p>
      <text:p text:style-name="P11"><text:s text:c="14"/><text:span text:style-name="T23">E</text:span></text:p>
      <text:p text:style-name="P14">Ao terceiro dia, ressuscitou</text:p>
      <text:p text:style-name="P5"/>
      <text:p text:style-name="P14"><text:span text:style-name="T28">Instrumental:</text:span> <text:span text:style-name="T19">A</text:span> <text:s/><text:span text:style-name="T19">Bm</text:span> <text:s/><text:span text:style-name="T19">F#m</text:span> <text:s/><text:span text:style-name="T19">D</text:span> </text:p>
      <text:p text:style-name="P5"/>
      <text:p text:style-name="P11"><text:s text:c="7"/><text:span text:style-name="T23">A</text:span><text:span text:style-name="T24">9</text:span><text:span text:style-name="T21"> <text:s text:c="4"/></text:span><text:span text:style-name="T23">Bm</text:span><text:span text:style-name="T24">7</text:span><text:span text:style-name="T21"> <text:s/></text:span><text:span text:style-name="T23">F#m</text:span><text:span text:style-name="T24">9</text:span></text:p>
      <text:p text:style-name="P14">Seu nome é Ema--nuel</text:p>
      <text:p text:style-name="P13"><text:s text:c="3"/><text:span text:style-name="T23">D</text:span><text:span text:style-name="T24">9</text:span><text:span text:style-name="T21"> <text:s text:c="2"/></text:span><text:span text:style-name="T23">A</text:span><text:span text:style-name="T24">9</text:span><text:span text:style-name="T21"> <text:s text:c="8"/></text:span><text:span text:style-name="T23">E</text:span><text:span text:style-name="T21"> <text:s text:c="4"/></text:span><text:span text:style-name="T23">F#m</text:span><text:span text:style-name="T24">9 <text:s text:c="2"/></text:span></text:p>
      <text:p text:style-name="P14">O rei dos reis é o Senhor</text:p>
      <text:p text:style-name="P13"><text:s text:c="4"/><text:span text:style-name="T24">D9</text:span><text:span text:style-name="T21"> <text:s text:c="4"/></text:span><text:span text:style-name="T23">A</text:span><text:span text:style-name="T24">9</text:span><text:span text:style-name="T21"> <text:s text:c="6"/></text:span><text:span text:style-name="T23">Bm</text:span><text:span text:style-name="T24">7</text:span><text:span text:style-name="T21"> <text:s/></text:span><text:span text:style-name="T23">F#m</text:span><text:span text:style-name="T24">9</text:span></text:p>
      <text:p text:style-name="P14">Num gesto simples de <text:s text:c="2"/>amor</text:p>
      <text:p text:style-name="P11"><text:s text:c="5"/><text:span text:style-name="T23">D</text:span><text:span text:style-name="T24">9</text:span><text:span text:style-name="T21"> <text:s text:c="3"/></text:span><text:span text:style-name="T23">A</text:span><text:span text:style-name="T24">9</text:span><text:span text:style-name="T21"> <text:s text:c="5"/></text:span><text:span text:style-name="T23">E</text:span><text:span text:style-name="T21"> <text:s text:c="2"/></text:span><text:span text:style-name="T23">A</text:span><text:span text:style-name="T24">9</text:span></text:p>
      <text:p text:style-name="P14">Num jumentinho triunfou</text:p>
      <text:p text:style-name="P5"/>
      <text:p text:style-name="P14"><draw:custom-shape text:anchor-type="char" draw:z-index="3" draw:style-name="gr4" draw:text-style-name="P18" svg:width="2.154cm" svg:height="0.724cm" svg:x="-0.018cm" svg:y="0.009cm"><text:p><text:span text:style-name="T29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4"/>
      <text:p text:style-name="P5"/>
      <text:p text:style-name="P5"><text:span text:style-name="T18">Instrumental: </text:span><text:span text:style-name="T15">F#m</text:span><text:span text:style-name="T13"> <text:s/></text:span><text:span text:style-name="T15">D</text:span><text:span text:style-name="T13"> <text:s/></text:span><text:span text:style-name="T15">A</text:span><text:span text:style-name="T13"> <text:s/></text:span><text:span text:style-name="T15">E</text:span><text:span text:style-name="T13"> </text:span></text:p>
      <text:p text:style-name="P5"><draw:custom-shape text:anchor-type="paragraph" draw:z-index="5" draw:name="Forma2" draw:style-name="gr5" draw:text-style-name="P20" svg:width="0.685cm" svg:height="2.823cm" svg:x="3.835cm" svg:y="0.21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1"><text:s text:c="5"/><text:span text:style-name="T23">F#m</text:span><text:span text:style-name="T24">9</text:span><text:span text:style-name="T21"> <text:s text:c="5"/></text:span><text:span text:style-name="T23">D</text:span><text:span text:style-name="T24">9</text:span></text:p>
      <text:p text:style-name="P14">Yeshua <text:s text:c="2"/>Yeshua</text:p>
      <text:p text:style-name="P11"><draw:custom-shape text:anchor-type="char" draw:z-index="6" draw:style-name="gr6" draw:text-style-name="P18" svg:width="0.854cm" svg:height="0.59cm" svg:x="4.636cm" svg:y="0.065cm"><text:p><text:span text:style-name="T29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6"/><text:span text:style-name="T23">A</text:span><text:span text:style-name="T24">9</text:span></text:p>
      <text:p text:style-name="P14">Glória seja ao rei</text:p>
      <text:p text:style-name="P11"><text:s text:c="15"/><text:span text:style-name="T23">E</text:span></text:p>
      <text:p text:style-name="P14">Glorioso salvador</text:p>
      <text:p text:style-name="P10"><draw:custom-shape text:anchor-type="char" draw:z-index="4" draw:style-name="gr4" draw:text-style-name="P18" svg:width="2.154cm" svg:height="0.724cm" svg:x="0.071cm" svg:y="0.392cm"><text:p><text:span text:style-name="T29">Refrão 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0"><text:span text:style-name="T25"/></text:p>
      <text:p text:style-name="P15"/>
      <text:p text:style-name="P1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Roboto Mono1" svg:font-family="'Roboto Mono', 'Courier New'"/>
    <style:font-face style:name="Roboto Mono" svg:font-family="'Roboto Mono', 'Courier New', Courier, monospace"/>
    <style:font-face style:name="F" svg:font-family="" style:font-family-generic="roman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iberation Mono2" svg:font-family="'Liberation Mono', 'Courier New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Tahoma1" svg:font-family="Tahom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2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4-23T11:52:48.219000000</dc:date>
    <meta:editing-cycles>63</meta:editing-cycles>
    <meta:editing-duration>P1DT9H23M3S</meta:editing-duration>
    <meta:generator>LibreOffice/6.2.1.2$Windows_X86_64 LibreOffice_project/7bcb35dc3024a62dea0caee87020152d1ee96e71</meta:generator>
    <meta:document-statistic meta:table-count="0" meta:image-count="0" meta:object-count="0" meta:page-count="1" meta:paragraph-count="48" meta:word-count="184" meta:character-count="1143" meta:non-whitespace-character-count="6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